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79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4.094cm"/>
    </style:style>
    <style:style style:name="co5" style:family="table-column">
      <style:table-column-properties fo:break-before="auto" style:column-width="1.362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5.39cm"/>
    </style:style>
    <style:style style:name="co8" style:family="table-column">
      <style:table-column-properties fo:break-before="auto" style:column-width="5.417cm"/>
    </style:style>
    <style:style style:name="co9" style:family="table-column">
      <style:table-column-properties fo:break-before="auto" style:column-width="2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99"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3" style:family="table-cell" style:parent-style-name="Default">
      <style:text-properties fo:language="en" fo:country="US"/>
    </style:style>
    <style:style style:name="ce14" style:family="table-cell" style:parent-style-name="Default">
      <style:map style:condition="is-true-formula(AND(NOT(ISBLANK([.A1]));IF(ISERROR([.$A1]);ERRORTYPE([.$A1])=ERRORTYPE([.A1]);[.$A1]=[.A1])))" style:apply-style-name="Warning" style:base-cell-address="Sheet1.A1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12"/>
        <table:table-column table:style-name="co7" table:default-cell-style-name="ce13"/>
        <table:table-column table:style-name="co3" table:default-cell-style-name="ce5"/>
        <table:table-column table:style-name="co8" table:default-cell-style-name="ce5"/>
        <table:table-column table:style-name="co9" table:number-columns-repeated="243" table:default-cell-style-name="ce5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ooc:=AND([.Q2:.Q10000])" office:value-type="boolean" office:boolean-value="true">
            <text:p>ИСТИНА</text:p>
          </table:table-cell>
          <table:table-cell table:style-name="ce6" table:number-columns-repeated="239"/>
        </table:table-row>
        <table:table-row table:style-name="ro2">
          <table:table-cell table:style-name="ce2" office:value-type="string">
            <text:p>Text</text:p>
          </table:table-cell>
          <table:table-cell table:formula="oooc:=[.C2]" office:value-type="string" office:string-value="Text">
            <text:p>Text</text:p>
          </table:table-cell>
          <table:table-cell table:style-name="ce7" office:value-type="string">
            <text:p>Text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Reference to other string</text:p>
          </table:table-cell>
          <table:table-cell/>
          <table:table-cell table:style-name="ce14"/>
          <table:table-cell/>
          <table:table-cell/>
          <table:table-cell table:formula="oooc:=IF(ISBLANK([.M2]);[.A2];[.M2])" office:value-type="string" office:string-value="Text">
            <text:p>Text</text:p>
          </table:table-cell>
          <table:table-cell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ooc:=[.C3]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Numbers as returned by String valued outputs</text:p>
          </table:table-cell>
          <table:table-cell/>
          <table:table-cell table:style-name="ce14"/>
          <table:table-cell/>
          <table:table-cell table:formula="oooc:=AND(ISTEXT([.A3]);[.A3]=&quot;&quot;&amp;[.B3])" office:value-type="boolean" office:boolean-value="true">
            <text:p>ИСТИНА</text:p>
          </table:table-cell>
          <table:table-cell table:formula="oooc:=IF(ISBLANK([.M3]);[.A3];[.M3])" office:value-type="string" office:string-value="0">
            <text:p>0</text:p>
          </table:table-cell>
          <table:table-cell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345,6789</text:p>
          </table:table-cell>
          <table:table-cell table:formula="oooc:=[.C4]" office:value-type="float" office:value="12345.6789">
            <text:p>12345,6789</text:p>
          </table:table-cell>
          <table:table-cell table:style-name="ce7" office:value-type="float" office:value="12345.6789">
            <text:p>12345,678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4]);[.A4]=&quot;&quot;&amp;[.B4])" office:value-type="boolean" office:boolean-value="true">
            <text:p>ИСТИНА</text:p>
          </table:table-cell>
          <table:table-cell table:formula="oooc:=IF(ISBLANK([.M4]);[.A4];[.M4])" office:value-type="string" office:string-value="12345,6789">
            <text:p>12345,6789</text:p>
          </table:table-cell>
          <table:table-cell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00000</text:p>
          </table:table-cell>
          <table:table-cell table:formula="oooc:=[.C5]" office:value-type="float" office:value="1200000">
            <text:p>1,20E+006</text:p>
          </table:table-cell>
          <table:table-cell table:style-name="ce8" office:value-type="float" office:value="1200000">
            <text:p>1,20E+06</text:p>
          </table:table-cell>
          <table:table-cell table:style-name="ce8"/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5]);[.A5]=&quot;&quot;&amp;[.B5])" office:value-type="boolean" office:boolean-value="true">
            <text:p>ИСТИНА</text:p>
          </table:table-cell>
          <table:table-cell table:formula="oooc:=IF(ISBLANK([.M5]);[.A5];[.M5])" office:value-type="string" office:string-value="1200000">
            <text:p>1200000</text:p>
          </table:table-cell>
          <table:table-cell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3456789</text:p>
          </table:table-cell>
          <table:table-cell table:formula="oooc:=[.C6]" office:value-type="float" office:value="123456789">
            <text:p>123456789</text:p>
          </table:table-cell>
          <table:table-cell table:style-name="ce7" office:value-type="float" office:value="123456789">
            <text:p>12345678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6]);[.A6]=&quot;&quot;&amp;[.B6])" office:value-type="boolean" office:boolean-value="true">
            <text:p>ИСТИНА</text:p>
          </table:table-cell>
          <table:table-cell table:formula="oooc:=IF(ISBLANK([.M6]);[.A6];[.M6])" office:value-type="string" office:string-value="123456789">
            <text:p>123456789</text:p>
          </table:table-cell>
          <table:table-cell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,1</text:p>
          </table:table-cell>
          <table:table-cell table:formula="oooc:=[.C7]" office:value-type="percentage" office:value="0.1">
            <text:p>10,00%</text:p>
          </table:table-cell>
          <table:table-cell table:style-name="ce9" office:value-type="percentage" office:value="0.1">
            <text:p>10%</text:p>
          </table:table-cell>
          <table:table-cell table:style-name="ce9"/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7]);[.A7]=&quot;&quot;&amp;[.B7])" office:value-type="boolean" office:boolean-value="true">
            <text:p>ИСТИНА</text:p>
          </table:table-cell>
          <table:table-cell table:formula="oooc:=IF(ISBLANK([.M7]);[.A7];[.M7])" office:value-type="string" office:string-value="0,1">
            <text:p>0,1</text:p>
          </table:table-cell>
          <table:table-cell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</text:p>
          </table:table-cell>
          <table:table-cell table:formula="oooc:=[.C8]" office:value-type="boolean" office:boolean-value="true">
            <text:p>ИСТИНА</text:p>
          </table:table-cell>
          <table:table-cell table:style-name="ce10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Booleans are treated as 0/1!</text:p>
          </table:table-cell>
          <table:table-cell/>
          <table:table-cell table:style-name="ce14"/>
          <table:table-cell/>
          <table:table-cell table:formula="oooc:=AND(ISTEXT([.A8]);[.A8]=&quot;&quot;&amp;[.B8])" office:value-type="boolean" office:boolean-value="true">
            <text:p>ИСТИНА</text:p>
          </table:table-cell>
          <table:table-cell table:formula="oooc:=IF(ISBLANK([.M8]);[.A8];[.M8])" office:value-type="string" office:string-value="1">
            <text:p>1</text:p>
          </table:table-cell>
          <table:table-cell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ooc:=[.C9]" office:value-type="boolean" office:boolean-value="false">
            <text:p>ЛОЖЬ</text:p>
          </table:table-cell>
          <table:table-cell table:style-name="ce10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9]);[.A9]=&quot;&quot;&amp;[.B9])" office:value-type="boolean" office:boolean-value="true">
            <text:p>ИСТИНА</text:p>
          </table:table-cell>
          <table:table-cell table:formula="oooc:=IF(ISBLANK([.M9]);[.A9];[.M9])" office:value-type="string" office:string-value="0">
            <text:p>0</text:p>
          </table:table-cell>
          <table:table-cell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</text:p>
          </table:table-cell>
          <table:table-cell table:formula="oooc:=[.C10]=[.D10]" office:value-type="boolean" office:boolean-value="true">
            <text:p>ИСТИНА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 table:formula="oooc:=AND(ISTEXT([.A10]);[.A10]=&quot;&quot;&amp;[.B10])" office:value-type="boolean" office:boolean-value="true">
            <text:p>ИСТИНА</text:p>
          </table:table-cell>
          <table:table-cell table:formula="oooc:=IF(ISBLANK([.M10]);[.A10];[.M10])" office:value-type="string" office:string-value="1">
            <text:p>1</text:p>
          </table:table-cell>
          <table:table-cell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ooc:=[.C11]=[.D11]" office:value-type="boolean" office:boolean-value="false">
            <text:p>ЛОЖЬ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 table:formula="oooc:=AND(ISTEXT([.A11]);[.A11]=&quot;&quot;&amp;[.B11])" office:value-type="boolean" office:boolean-value="true">
            <text:p>ИСТИНА</text:p>
          </table:table-cell>
          <table:table-cell table:formula="oooc:=IF(ISBLANK([.M11]);[.A11];[.M11])" office:value-type="string" office:string-value="0">
            <text:p>0</text:p>
          </table:table-cell>
          <table:table-cell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38032</text:p>
          </table:table-cell>
          <table:table-cell table:formula="oooc:=[.C12]" office:value-type="date" office:date-value="2004-02-15">
            <text:p>15.02.04</text:p>
          </table:table-cell>
          <table:table-cell table:style-name="ce11" office:value-type="date" office:date-value="2004-02-15">
            <text:p>15.02.200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Date format is not respected!</text:p>
          </table:table-cell>
          <table:table-cell/>
          <table:table-cell table:style-name="ce14"/>
          <table:table-cell/>
          <table:table-cell table:formula="oooc:=AND(ISTEXT([.A12]);[.A12]=&quot;&quot;&amp;[.B12])" office:value-type="boolean" office:boolean-value="true">
            <text:p>ИСТИНА</text:p>
          </table:table-cell>
          <table:table-cell table:formula="oooc:=IF(ISBLANK([.M12]);[.A12];[.M12])" office:value-type="string" office:string-value="38032">
            <text:p>38032</text:p>
          </table:table-cell>
          <table:table-cell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4"/>
          <table:table-cell table:number-columns-repeated="243"/>
        </table:table-row>
        <table:table-row table:style-name="ro2">
          <table:table-cell table:style-name="ce3" office:value-type="string">
            <text:p>Zero is 0</text:p>
          </table:table-cell>
          <table:table-cell table:formula="oooc:=[.C14]&amp;&quot; is &quot;&amp;[.D14]" office:value-type="string" office:string-value="Zero is 0">
            <text:p>Zero is 0</text:p>
          </table:table-cell>
          <table:table-cell table:style-name="ce7" office:value-type="string">
            <text:p>Zero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Value conversion with concatenation</text:p>
          </table:table-cell>
          <table:table-cell/>
          <table:table-cell table:style-name="ce14"/>
          <table:table-cell/>
          <table:table-cell/>
          <table:table-cell table:formula="oooc:=IF(ISBLANK([.M14]);[.A14];[.M14])" office:value-type="string" office:string-value="Zero is 0">
            <text:p>Zero is 0</text:p>
          </table:table-cell>
          <table:table-cell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Fraction is 12345,6789</text:p>
          </table:table-cell>
          <table:table-cell table:formula="oooc:=[.C15]&amp;&quot; is &quot;&amp;[.D15]" office:value-type="string" office:string-value="Fraction is 12345,6789">
            <text:p>Fraction is 12345,6789</text:p>
          </table:table-cell>
          <table:table-cell table:style-name="ce7" office:value-type="string">
            <text:p>Fraction</text:p>
          </table:table-cell>
          <table:table-cell table:style-name="ce7" office:value-type="float" office:value="12345.6789">
            <text:p>12345,6789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15]);[.A15];[.M15])" office:value-type="string" office:string-value="Fraction is 12345,6789">
            <text:p>Fraction is 12345,6789</text:p>
          </table:table-cell>
          <table:table-cell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Exponent is 1200000</text:p>
          </table:table-cell>
          <table:table-cell table:formula="oooc:=[.C16]&amp;&quot; is &quot;&amp;[.D16]" office:value-type="string" office:string-value="Exponent is 1200000">
            <text:p>Exponent is 1200000</text:p>
          </table:table-cell>
          <table:table-cell table:style-name="ce7" office:value-type="string">
            <text:p>Exponent</text:p>
          </table:table-cell>
          <table:table-cell table:style-name="ce8" office:value-type="float" office:value="1200000">
            <text:p>1,20E+06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16]);[.A16];[.M16])" office:value-type="string" office:string-value="Exponent is 1200000">
            <text:p>Exponent is 1200000</text:p>
          </table:table-cell>
          <table:table-cell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Integer is 123456789</text:p>
          </table:table-cell>
          <table:table-cell table:formula="oooc:=[.C17]&amp;&quot; is &quot;&amp;[.D17]" office:value-type="string" office:string-value="Integer is 123456789">
            <text:p>Integer is 123456789</text:p>
          </table:table-cell>
          <table:table-cell table:style-name="ce7" office:value-type="string">
            <text:p>Integer</text:p>
          </table:table-cell>
          <table:table-cell table:style-name="ce7" office:value-type="float" office:value="123456789">
            <text:p>123456789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17]);[.A17];[.M17])" office:value-type="string" office:string-value="Integer is 123456789">
            <text:p>Integer is 123456789</text:p>
          </table:table-cell>
          <table:table-cell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Percent is 0,1</text:p>
          </table:table-cell>
          <table:table-cell table:formula="oooc:=[.C18]&amp;&quot; is &quot;&amp;[.D18]" office:value-type="string" office:string-value="Percent is 0,1">
            <text:p>Percent is 0,1</text:p>
          </table:table-cell>
          <table:table-cell table:style-name="ce7" office:value-type="string">
            <text:p>Percent</text:p>
          </table:table-cell>
          <table:table-cell table:style-name="ce9" office:value-type="percentage" office:value="0.1">
            <text:p>10%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18]);[.A18];[.M18])" office:value-type="string" office:string-value="Percent is 0,1">
            <text:p>Percent is 0,1</text:p>
          </table:table-cell>
          <table:table-cell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ooc:=&quot;Bool is &quot;&amp;[.C19]" office:value-type="string" office:string-value="Bool is 1">
            <text:p>Bool is 1</text:p>
          </table:table-cell>
          <table:table-cell table:style-name="ce10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19]);[.A19];[.M19])" office:value-type="string" office:string-value="Bool is 1">
            <text:p>Bool is 1</text:p>
          </table:table-cell>
          <table:table-cell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ooc:=&quot;Bool is &quot;&amp;[.C20]" office:value-type="string" office:string-value="Bool is 0">
            <text:p>Bool is 0</text:p>
          </table:table-cell>
          <table:table-cell table:style-name="ce10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20]);[.A20];[.M20])" office:value-type="string" office:string-value="Bool is 0">
            <text:p>Bool is 0</text:p>
          </table:table-cell>
          <table:table-cell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ooc:=&quot;Bool is &quot;&amp;([.C21]=[.D21])" office:value-type="string" office:string-value="Bool is 1">
            <text:p>Bool is 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21]);[.A21];[.M21])" office:value-type="string" office:string-value="Bool is 1">
            <text:p>Bool is 1</text:p>
          </table:table-cell>
          <table:table-cell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ooc:=&quot;Bool is &quot;&amp;([.C22]=[.D22])" office:value-type="string" office:string-value="Bool is 0">
            <text:p>Bool is 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22]);[.A22];[.M22])" office:value-type="string" office:string-value="Bool is 0">
            <text:p>Bool is 0</text:p>
          </table:table-cell>
          <table:table-cell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Date is 38032</text:p>
          </table:table-cell>
          <table:table-cell table:formula="oooc:=&quot;Date is &quot;&amp;[.C23]" office:value-type="string" office:string-value="Date is 38032">
            <text:p>Date is 38032</text:p>
          </table:table-cell>
          <table:table-cell table:style-name="ce11" office:value-type="date" office:date-value="2004-02-15">
            <text:p>15.02.200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Excel converts date as number too!</text:p>
          </table:table-cell>
          <table:table-cell/>
          <table:table-cell table:style-name="ce14"/>
          <table:table-cell/>
          <table:table-cell/>
          <table:table-cell table:formula="oooc:=IF(ISBLANK([.M23]);[.A23];[.M23])" office:value-type="string" office:string-value="Date is 38032">
            <text:p>Date is 38032</text:p>
          </table:table-cell>
          <table:table-cell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4"/>
          <table:table-cell table:number-columns-repeated="243"/>
        </table:table-row>
        <table:table-row table:style-name="ro2">
          <table:table-cell table:style-name="ce3" office:value-type="string">
            <text:p>12</text:p>
          </table:table-cell>
          <table:table-cell table:formula="oooc:=[.D25]" office:value-type="float" office:value="12">
            <text:p>12</text:p>
          </table:table-cell>
          <table:table-cell table:style-name="ce7" office:value-type="float" office:value="1">
            <text:p>1</text:p>
          </table:table-cell>
          <table:table-cell table:style-name="ce7" table:formula="oooc:=1.2*10^[.C25]" office:value-type="float" office:value="12">
            <text:p>12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style-name="ce14"/>
          <table:table-cell/>
          <table:table-cell table:formula="oooc:=AND(ISTEXT([.A25]);[.A25]=&quot;&quot;&amp;[.B25])" office:value-type="boolean" office:boolean-value="true">
            <text:p>ИСТИНА</text:p>
          </table:table-cell>
          <table:table-cell table:formula="oooc:=IF(ISBLANK([.M25]);[.A25];[.M25])" office:value-type="string" office:string-value="12">
            <text:p>12</text:p>
          </table:table-cell>
          <table:table-cell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</text:p>
          </table:table-cell>
          <table:table-cell table:formula="oooc:=[.D26]" office:value-type="float" office:value="120">
            <text:p>120</text:p>
          </table:table-cell>
          <table:table-cell table:style-name="ce7" office:value-type="float" office:value="2">
            <text:p>2</text:p>
          </table:table-cell>
          <table:table-cell table:style-name="ce7" table:formula="oooc:=1.2*10^[.C26]" office:value-type="float" office:value="120">
            <text:p>12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26]);[.A26]=&quot;&quot;&amp;[.B26])" office:value-type="boolean" office:boolean-value="true">
            <text:p>ИСТИНА</text:p>
          </table:table-cell>
          <table:table-cell table:formula="oooc:=IF(ISBLANK([.M26]);[.A26];[.M26])" office:value-type="string" office:string-value="120">
            <text:p>120</text:p>
          </table:table-cell>
          <table:table-cell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</text:p>
          </table:table-cell>
          <table:table-cell table:formula="oooc:=[.D27]" office:value-type="float" office:value="1200">
            <text:p>1200</text:p>
          </table:table-cell>
          <table:table-cell table:style-name="ce7" office:value-type="float" office:value="3">
            <text:p>3</text:p>
          </table:table-cell>
          <table:table-cell table:style-name="ce7" table:formula="oooc:=1.2*10^[.C27]" office:value-type="float" office:value="1200">
            <text:p>12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27]);[.A27]=&quot;&quot;&amp;[.B27])" office:value-type="boolean" office:boolean-value="true">
            <text:p>ИСТИНА</text:p>
          </table:table-cell>
          <table:table-cell table:formula="oooc:=IF(ISBLANK([.M27]);[.A27];[.M27])" office:value-type="string" office:string-value="1200">
            <text:p>1200</text:p>
          </table:table-cell>
          <table:table-cell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</text:p>
          </table:table-cell>
          <table:table-cell table:formula="oooc:=[.D28]" office:value-type="float" office:value="12000">
            <text:p>12000</text:p>
          </table:table-cell>
          <table:table-cell table:style-name="ce7" office:value-type="float" office:value="4">
            <text:p>4</text:p>
          </table:table-cell>
          <table:table-cell table:style-name="ce7" table:formula="oooc:=1.2*10^[.C28]" office:value-type="float" office:value="12000">
            <text:p>12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28]);[.A28]=&quot;&quot;&amp;[.B28])" office:value-type="boolean" office:boolean-value="true">
            <text:p>ИСТИНА</text:p>
          </table:table-cell>
          <table:table-cell table:formula="oooc:=IF(ISBLANK([.M28]);[.A28];[.M28])" office:value-type="string" office:string-value="12000">
            <text:p>12000</text:p>
          </table:table-cell>
          <table:table-cell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</text:p>
          </table:table-cell>
          <table:table-cell table:formula="oooc:=[.D29]" office:value-type="float" office:value="120000">
            <text:p>120000</text:p>
          </table:table-cell>
          <table:table-cell table:style-name="ce7" office:value-type="float" office:value="5">
            <text:p>5</text:p>
          </table:table-cell>
          <table:table-cell table:style-name="ce7" table:formula="oooc:=1.2*10^[.C29]" office:value-type="float" office:value="120000">
            <text:p>12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29]);[.A29]=&quot;&quot;&amp;[.B29])" office:value-type="boolean" office:boolean-value="true">
            <text:p>ИСТИНА</text:p>
          </table:table-cell>
          <table:table-cell table:formula="oooc:=IF(ISBLANK([.M29]);[.A29];[.M29])" office:value-type="string" office:string-value="120000">
            <text:p>120000</text:p>
          </table:table-cell>
          <table:table-cell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</text:p>
          </table:table-cell>
          <table:table-cell table:formula="oooc:=[.D30]" office:value-type="float" office:value="1200000">
            <text:p>1200000</text:p>
          </table:table-cell>
          <table:table-cell table:style-name="ce7" office:value-type="float" office:value="6">
            <text:p>6</text:p>
          </table:table-cell>
          <table:table-cell table:style-name="ce7" table:formula="oooc:=1.2*10^[.C30]" office:value-type="float" office:value="1200000">
            <text:p>12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ooc:=AND(ISTEXT([.A30]);[.A30]=&quot;&quot;&amp;[.B30])" office:value-type="boolean" office:boolean-value="true">
            <text:p>ИСТИНА</text:p>
          </table:table-cell>
          <table:table-cell table:formula="oooc:=IF(ISBLANK([.M30]);[.A30];[.M30])" office:value-type="string" office:string-value="1200000">
            <text:p>1200000</text:p>
          </table:table-cell>
          <table:table-cell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</text:p>
          </table:table-cell>
          <table:table-cell table:formula="oooc:=[.D31]" office:value-type="float" office:value="12000000">
            <text:p>12000000</text:p>
          </table:table-cell>
          <table:table-cell table:style-name="ce7" office:value-type="float" office:value="7">
            <text:p>7</text:p>
          </table:table-cell>
          <table:table-cell table:style-name="ce7" table:formula="oooc:=1.2*10^[.C31]" office:value-type="float" office:value="12000000">
            <text:p>12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1]);[.A31]=&quot;&quot;&amp;[.B31])" office:value-type="boolean" office:boolean-value="true">
            <text:p>ИСТИНА</text:p>
          </table:table-cell>
          <table:table-cell table:formula="oooc:=IF(ISBLANK([.M31]);[.A31];[.M31])" office:value-type="string" office:string-value="12000000">
            <text:p>12000000</text:p>
          </table:table-cell>
          <table:table-cell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</text:p>
          </table:table-cell>
          <table:table-cell table:formula="oooc:=[.D32]" office:value-type="float" office:value="120000000">
            <text:p>120000000</text:p>
          </table:table-cell>
          <table:table-cell table:style-name="ce7" office:value-type="float" office:value="8">
            <text:p>8</text:p>
          </table:table-cell>
          <table:table-cell table:style-name="ce7" table:formula="oooc:=1.2*10^[.C32]" office:value-type="float" office:value="120000000">
            <text:p>12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2]);[.A32]=&quot;&quot;&amp;[.B32])" office:value-type="boolean" office:boolean-value="true">
            <text:p>ИСТИНА</text:p>
          </table:table-cell>
          <table:table-cell table:formula="oooc:=IF(ISBLANK([.M32]);[.A32];[.M32])" office:value-type="string" office:string-value="120000000">
            <text:p>120000000</text:p>
          </table:table-cell>
          <table:table-cell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</text:p>
          </table:table-cell>
          <table:table-cell table:formula="oooc:=[.D33]" office:value-type="float" office:value="1200000000">
            <text:p>1200000000</text:p>
          </table:table-cell>
          <table:table-cell table:style-name="ce7" office:value-type="float" office:value="9">
            <text:p>9</text:p>
          </table:table-cell>
          <table:table-cell table:style-name="ce7" table:formula="oooc:=1.2*10^[.C33]" office:value-type="float" office:value="1200000000">
            <text:p>12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3]);[.A33]=&quot;&quot;&amp;[.B33])" office:value-type="boolean" office:boolean-value="true">
            <text:p>ИСТИНА</text:p>
          </table:table-cell>
          <table:table-cell table:formula="oooc:=IF(ISBLANK([.M33]);[.A33];[.M33])" office:value-type="string" office:string-value="1200000000">
            <text:p>1200000000</text:p>
          </table:table-cell>
          <table:table-cell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</text:p>
          </table:table-cell>
          <table:table-cell table:formula="oooc:=[.D34]" office:value-type="float" office:value="12000000000">
            <text:p>12000000000</text:p>
          </table:table-cell>
          <table:table-cell table:style-name="ce7" office:value-type="float" office:value="10">
            <text:p>10</text:p>
          </table:table-cell>
          <table:table-cell table:style-name="ce7" table:formula="oooc:=1.2*10^[.C34]" office:value-type="float" office:value="12000000000">
            <text:p>12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4]);[.A34]=&quot;&quot;&amp;[.B34])" office:value-type="boolean" office:boolean-value="true">
            <text:p>ИСТИНА</text:p>
          </table:table-cell>
          <table:table-cell table:formula="oooc:=IF(ISBLANK([.M34]);[.A34];[.M34])" office:value-type="string" office:string-value="12000000000">
            <text:p>12000000000</text:p>
          </table:table-cell>
          <table:table-cell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</text:p>
          </table:table-cell>
          <table:table-cell table:formula="oooc:=[.D35]" office:value-type="float" office:value="120000000000">
            <text:p>120000000000</text:p>
          </table:table-cell>
          <table:table-cell table:style-name="ce7" office:value-type="float" office:value="11">
            <text:p>11</text:p>
          </table:table-cell>
          <table:table-cell table:style-name="ce7" table:formula="oooc:=1.2*10^[.C35]" office:value-type="float" office:value="120000000000">
            <text:p>12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5]);[.A35]=&quot;&quot;&amp;[.B35])" office:value-type="boolean" office:boolean-value="true">
            <text:p>ИСТИНА</text:p>
          </table:table-cell>
          <table:table-cell table:formula="oooc:=IF(ISBLANK([.M35]);[.A35];[.M35])" office:value-type="string" office:string-value="120000000000">
            <text:p>120000000000</text:p>
          </table:table-cell>
          <table:table-cell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</text:p>
          </table:table-cell>
          <table:table-cell table:formula="oooc:=[.D36]" office:value-type="float" office:value="1200000000000">
            <text:p>1200000000000</text:p>
          </table:table-cell>
          <table:table-cell table:style-name="ce7" office:value-type="float" office:value="12">
            <text:p>12</text:p>
          </table:table-cell>
          <table:table-cell table:style-name="ce7" table:formula="oooc:=1.2*10^[.C36]" office:value-type="float" office:value="1200000000000">
            <text:p>120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6]);[.A36]=&quot;&quot;&amp;[.B36])" office:value-type="boolean" office:boolean-value="true">
            <text:p>ИСТИНА</text:p>
          </table:table-cell>
          <table:table-cell table:formula="oooc:=IF(ISBLANK([.M36]);[.A36];[.M36])" office:value-type="string" office:string-value="1200000000000">
            <text:p>1200000000000</text:p>
          </table:table-cell>
          <table:table-cell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</text:p>
          </table:table-cell>
          <table:table-cell table:formula="oooc:=[.D37]" office:value-type="float" office:value="12000000000000">
            <text:p>12000000000000</text:p>
          </table:table-cell>
          <table:table-cell table:style-name="ce7" office:value-type="float" office:value="13">
            <text:p>13</text:p>
          </table:table-cell>
          <table:table-cell table:style-name="ce7" table:formula="oooc:=1.2*10^[.C37]" office:value-type="float" office:value="12000000000000">
            <text:p>1200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7]);[.A37]=&quot;&quot;&amp;[.B37])" office:value-type="boolean" office:boolean-value="true">
            <text:p>ИСТИНА</text:p>
          </table:table-cell>
          <table:table-cell table:formula="oooc:=IF(ISBLANK([.M37]);[.A37];[.M37])" office:value-type="string" office:string-value="12000000000000">
            <text:p>12000000000000</text:p>
          </table:table-cell>
          <table:table-cell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</text:p>
          </table:table-cell>
          <table:table-cell table:formula="oooc:=[.D38]" office:value-type="float" office:value="120000000000000">
            <text:p>120000000000000</text:p>
          </table:table-cell>
          <table:table-cell table:style-name="ce7" office:value-type="float" office:value="14">
            <text:p>14</text:p>
          </table:table-cell>
          <table:table-cell table:style-name="ce7" table:formula="oooc:=1.2*10^[.C38]" office:value-type="float" office:value="120000000000000">
            <text:p>12000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ooc:=AND(ISTEXT([.A38]);[.A38]=&quot;&quot;&amp;[.B38])" office:value-type="boolean" office:boolean-value="true">
            <text:p>ИСТИНА</text:p>
          </table:table-cell>
          <table:table-cell table:formula="oooc:=IF(ISBLANK([.M38]);[.A38];[.M38])" office:value-type="string" office:string-value="120000000000000">
            <text:p>120000000000000</text:p>
          </table:table-cell>
          <table:table-cell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</text:p>
          </table:table-cell>
          <table:table-cell table:formula="oooc:=[.D39]" office:value-type="float" office:value="1.2E+015">
            <text:p>1,20000E+015</text:p>
          </table:table-cell>
          <table:table-cell table:style-name="ce7" office:value-type="float" office:value="15">
            <text:p>15</text:p>
          </table:table-cell>
          <table:table-cell table:style-name="ce7" table:formula="oooc:=1.2*10^[.C39]" office:value-type="float" office:value="1.2E+015">
            <text:p>1,20000E+015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5">
            <text:p>1,20000E+015</text:p>
          </table:table-cell>
          <table:table-cell office:value-type="string">
            <text:p>long</text:p>
          </table:table-cell>
          <table:table-cell/>
          <table:table-cell table:formula="oooc:=IF(ISBLANK([.M39]);[.A39];[.M39])" office:value-type="float" office:value="1.2E+015">
            <text:p>1,20000E+015</text:p>
          </table:table-cell>
          <table:table-cell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</text:p>
          </table:table-cell>
          <table:table-cell table:formula="oooc:=[.D40]" office:value-type="float" office:value="1.2E+016">
            <text:p>1,20000E+016</text:p>
          </table:table-cell>
          <table:table-cell table:style-name="ce7" office:value-type="float" office:value="16">
            <text:p>16</text:p>
          </table:table-cell>
          <table:table-cell table:style-name="ce7" table:formula="oooc:=1.2*10^[.C40]" office:value-type="float" office:value="1.2E+016">
            <text:p>1,20000E+016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6">
            <text:p>1,20000E+016</text:p>
          </table:table-cell>
          <table:table-cell office:value-type="string">
            <text:p>long</text:p>
          </table:table-cell>
          <table:table-cell/>
          <table:table-cell table:formula="oooc:=IF(ISBLANK([.M40]);[.A40];[.M40])" office:value-type="float" office:value="1.2E+016">
            <text:p>1,20000E+016</text:p>
          </table:table-cell>
          <table:table-cell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</text:p>
          </table:table-cell>
          <table:table-cell table:formula="oooc:=[.D41]" office:value-type="float" office:value="1.2E+017">
            <text:p>1,20000E+017</text:p>
          </table:table-cell>
          <table:table-cell table:style-name="ce7" office:value-type="float" office:value="17">
            <text:p>17</text:p>
          </table:table-cell>
          <table:table-cell table:style-name="ce7" table:formula="oooc:=1.2*10^[.C41]" office:value-type="float" office:value="1.2E+017">
            <text:p>1,20000E+017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7">
            <text:p>1,20000E+017</text:p>
          </table:table-cell>
          <table:table-cell office:value-type="string">
            <text:p>long</text:p>
          </table:table-cell>
          <table:table-cell/>
          <table:table-cell table:formula="oooc:=IF(ISBLANK([.M41]);[.A41];[.M41])" office:value-type="float" office:value="1.2E+017">
            <text:p>1,20000E+017</text:p>
          </table:table-cell>
          <table:table-cell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0</text:p>
          </table:table-cell>
          <table:table-cell table:formula="oooc:=[.D42]" office:value-type="float" office:value="1.2E+018">
            <text:p>1,20000E+018</text:p>
          </table:table-cell>
          <table:table-cell table:style-name="ce7" office:value-type="float" office:value="18">
            <text:p>18</text:p>
          </table:table-cell>
          <table:table-cell table:style-name="ce7" table:formula="oooc:=1.2*10^[.C42]" office:value-type="float" office:value="1.2E+018">
            <text:p>1,20000E+018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8">
            <text:p>1,20000E+018</text:p>
          </table:table-cell>
          <table:table-cell office:value-type="string">
            <text:p>long</text:p>
          </table:table-cell>
          <table:table-cell/>
          <table:table-cell table:formula="oooc:=IF(ISBLANK([.M42]);[.A42];[.M42])" office:value-type="float" office:value="1.2E+018">
            <text:p>1,20000E+018</text:p>
          </table:table-cell>
          <table:table-cell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00</text:p>
          </table:table-cell>
          <table:table-cell table:formula="oooc:=[.D43]" office:value-type="float" office:value="1.2E+019">
            <text:p>1,20000E+019</text:p>
          </table:table-cell>
          <table:table-cell table:style-name="ce7" office:value-type="float" office:value="19">
            <text:p>19</text:p>
          </table:table-cell>
          <table:table-cell table:style-name="ce7" table:formula="oooc:=1.2*10^[.C43]" office:value-type="float" office:value="1.2E+019">
            <text:p>1,20000E+019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9">
            <text:p>1,20000E+019</text:p>
          </table:table-cell>
          <table:table-cell office:value-type="string">
            <text:p>long</text:p>
          </table:table-cell>
          <table:table-cell/>
          <table:table-cell table:formula="oooc:=IF(ISBLANK([.M43]);[.A43];[.M43])" office:value-type="float" office:value="1.2E+019">
            <text:p>1,20000E+019</text:p>
          </table:table-cell>
          <table:table-cell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2E+20</text:p>
          </table:table-cell>
          <table:table-cell table:formula="oooc:=[.D44]" office:value-type="float" office:value="1.2E+020">
            <text:p>1,20000E+020</text:p>
          </table:table-cell>
          <table:table-cell table:style-name="ce7" office:value-type="float" office:value="20">
            <text:p>20</text:p>
          </table:table-cell>
          <table:table-cell table:style-name="ce7" table:formula="oooc:=1.2*10^[.C44]" office:value-type="float" office:value="1.2E+020">
            <text:p>1,20000E+02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20">
            <text:p>1,20000E+020</text:p>
          </table:table-cell>
          <table:table-cell office:value-type="string">
            <text:p>long jre14</text:p>
          </table:table-cell>
          <table:table-cell/>
          <table:table-cell table:formula="oooc:=IF(ISBLANK([.M44]);[.A44];[.M44])" office:value-type="float" office:value="1.2E+020">
            <text:p>1,20000E+020</text:p>
          </table:table-cell>
          <table:table-cell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2E+21</text:p>
          </table:table-cell>
          <table:table-cell table:formula="oooc:=[.D45]" office:value-type="float" office:value="1.2E+021">
            <text:p>1,20000E+021</text:p>
          </table:table-cell>
          <table:table-cell table:style-name="ce7" office:value-type="float" office:value="21">
            <text:p>21</text:p>
          </table:table-cell>
          <table:table-cell table:style-name="ce7" table:formula="oooc:=1.2*10^[.C45]" office:value-type="float" office:value="1.2E+021">
            <text:p>1,20000E+021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21">
            <text:p>1,20000E+021</text:p>
          </table:table-cell>
          <table:table-cell office:value-type="string">
            <text:p>long jre14</text:p>
          </table:table-cell>
          <table:table-cell/>
          <table:table-cell table:formula="oooc:=IF(ISBLANK([.M45]);[.A45];[.M45])" office:value-type="float" office:value="1.2E+021">
            <text:p>1,20000E+021</text:p>
          </table:table-cell>
          <table:table-cell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40000000000000000</text:p>
          </table:table-cell>
          <table:table-cell table:formula="oooc:=[.D46]" office:value-type="float" office:value="1.234E+019">
            <text:p>1,23400E+019</text:p>
          </table:table-cell>
          <table:table-cell table:style-name="ce7" office:value-type="float" office:value="18">
            <text:p>18</text:p>
          </table:table-cell>
          <table:table-cell table:style-name="ce7" table:formula="oooc:=12.34*10^[.C46]" office:value-type="float" office:value="1.234E+019">
            <text:p>1,23400E+019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34E+019">
            <text:p>1,23400E+019</text:p>
          </table:table-cell>
          <table:table-cell office:value-type="string">
            <text:p>long</text:p>
          </table:table-cell>
          <table:table-cell/>
          <table:table-cell table:formula="oooc:=IF(ISBLANK([.M46]);[.A46];[.M46])" office:value-type="float" office:value="1.234E+019">
            <text:p>1,23400E+019</text:p>
          </table:table-cell>
          <table:table-cell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234E+20</text:p>
          </table:table-cell>
          <table:table-cell table:formula="oooc:=[.D47]" office:value-type="float" office:value="1.234E+020">
            <text:p>1,23400E+020</text:p>
          </table:table-cell>
          <table:table-cell table:style-name="ce7" office:value-type="float" office:value="19">
            <text:p>19</text:p>
          </table:table-cell>
          <table:table-cell table:style-name="ce7" table:formula="oooc:=12.34*10^[.C47]" office:value-type="float" office:value="1.234E+020">
            <text:p>1,23400E+02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34E+020">
            <text:p>1,23400E+020</text:p>
          </table:table-cell>
          <table:table-cell office:value-type="string">
            <text:p>long jre14</text:p>
          </table:table-cell>
          <table:table-cell/>
          <table:table-cell table:formula="oooc:=IF(ISBLANK([.M47]);[.A47];[.M47])" office:value-type="float" office:value="1.234E+020">
            <text:p>1,23400E+020</text:p>
          </table:table-cell>
          <table:table-cell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2340000000000000000</text:p>
          </table:table-cell>
          <table:table-cell table:formula="oooc:=[.D48]" office:value-type="float" office:value="-1.234E+019">
            <text:p>-1,23400E+019</text:p>
          </table:table-cell>
          <table:table-cell table:style-name="ce7" office:value-type="float" office:value="18">
            <text:p>18</text:p>
          </table:table-cell>
          <table:table-cell table:style-name="ce7" table:formula="oooc:=-(12.34*10^[.C48])" office:value-type="float" office:value="-1.234E+019">
            <text:p>-1,23400E+019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-1.234E+019">
            <text:p>-1,23400E+019</text:p>
          </table:table-cell>
          <table:table-cell office:value-type="string">
            <text:p>long</text:p>
          </table:table-cell>
          <table:table-cell/>
          <table:table-cell table:formula="oooc:=IF(ISBLANK([.M48]);[.A48];[.M48])" office:value-type="float" office:value="-1.234E+019">
            <text:p>-1,23400E+019</text:p>
          </table:table-cell>
          <table:table-cell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,234E+20</text:p>
          </table:table-cell>
          <table:table-cell table:formula="oooc:=[.D49]" office:value-type="float" office:value="-1.234E+020">
            <text:p>-1,23400E+020</text:p>
          </table:table-cell>
          <table:table-cell table:style-name="ce7" office:value-type="float" office:value="19">
            <text:p>19</text:p>
          </table:table-cell>
          <table:table-cell table:style-name="ce7" table:formula="oooc:=-(12.34*10^[.C49])" office:value-type="float" office:value="-1.234E+020">
            <text:p>-1,23400E+02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-1.234E+020">
            <text:p>-1,23400E+020</text:p>
          </table:table-cell>
          <table:table-cell office:value-type="string">
            <text:p>long jre14</text:p>
          </table:table-cell>
          <table:table-cell/>
          <table:table-cell table:formula="oooc:=IF(ISBLANK([.M49]);[.A49];[.M49])" office:value-type="float" office:value="-1.234E+020">
            <text:p>-1,23400E+020</text:p>
          </table:table-cell>
          <table:table-cell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4"/>
          <table:table-cell table:number-columns-repeated="243"/>
        </table:table-row>
        <table:table-row table:style-name="ro2">
          <table:table-cell table:style-name="ce3" office:value-type="string">
            <text:p>Str 12</text:p>
          </table:table-cell>
          <table:table-cell table:formula="oooc:=&quot;Str &quot;&amp;[.D51]" office:value-type="string" office:string-value="Str 12">
            <text:p>Str 12</text:p>
          </table:table-cell>
          <table:table-cell table:style-name="ce7" office:value-type="float" office:value="1">
            <text:p>1</text:p>
          </table:table-cell>
          <table:table-cell table:style-name="ce7" table:formula="oooc:=1.2*10^[.C51]" office:value-type="float" office:value="12">
            <text:p>12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style-name="ce14"/>
          <table:table-cell/>
          <table:table-cell/>
          <table:table-cell table:formula="oooc:=IF(ISBLANK([.M51]);[.A51];[.M51])" office:value-type="string" office:string-value="Str 12">
            <text:p>Str 12</text:p>
          </table:table-cell>
          <table:table-cell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</text:p>
          </table:table-cell>
          <table:table-cell table:formula="oooc:=&quot;Str &quot;&amp;[.D52]" office:value-type="string" office:string-value="Str 120">
            <text:p>Str 120</text:p>
          </table:table-cell>
          <table:table-cell table:style-name="ce7" office:value-type="float" office:value="2">
            <text:p>2</text:p>
          </table:table-cell>
          <table:table-cell table:style-name="ce7" table:formula="oooc:=1.2*10^[.C52]" office:value-type="float" office:value="120">
            <text:p>12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52]);[.A52];[.M52])" office:value-type="string" office:string-value="Str 120">
            <text:p>Str 120</text:p>
          </table:table-cell>
          <table:table-cell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</text:p>
          </table:table-cell>
          <table:table-cell table:formula="oooc:=&quot;Str &quot;&amp;[.D53]" office:value-type="string" office:string-value="Str 1200">
            <text:p>Str 1200</text:p>
          </table:table-cell>
          <table:table-cell table:style-name="ce7" office:value-type="float" office:value="3">
            <text:p>3</text:p>
          </table:table-cell>
          <table:table-cell table:style-name="ce7" table:formula="oooc:=1.2*10^[.C53]" office:value-type="float" office:value="1200">
            <text:p>12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53]);[.A53];[.M53])" office:value-type="string" office:string-value="Str 1200">
            <text:p>Str 1200</text:p>
          </table:table-cell>
          <table:table-cell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</text:p>
          </table:table-cell>
          <table:table-cell table:formula="oooc:=&quot;Str &quot;&amp;[.D54]" office:value-type="string" office:string-value="Str 12000">
            <text:p>Str 12000</text:p>
          </table:table-cell>
          <table:table-cell table:style-name="ce7" office:value-type="float" office:value="4">
            <text:p>4</text:p>
          </table:table-cell>
          <table:table-cell table:style-name="ce7" table:formula="oooc:=1.2*10^[.C54]" office:value-type="float" office:value="12000">
            <text:p>12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54]);[.A54];[.M54])" office:value-type="string" office:string-value="Str 12000">
            <text:p>Str 12000</text:p>
          </table:table-cell>
          <table:table-cell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0</text:p>
          </table:table-cell>
          <table:table-cell table:formula="oooc:=&quot;Str &quot;&amp;[.D55]" office:value-type="string" office:string-value="Str 120000">
            <text:p>Str 120000</text:p>
          </table:table-cell>
          <table:table-cell table:style-name="ce7" office:value-type="float" office:value="5">
            <text:p>5</text:p>
          </table:table-cell>
          <table:table-cell table:style-name="ce7" table:formula="oooc:=1.2*10^[.C55]" office:value-type="float" office:value="120000">
            <text:p>12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55]);[.A55];[.M55])" office:value-type="string" office:string-value="Str 120000">
            <text:p>Str 120000</text:p>
          </table:table-cell>
          <table:table-cell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</text:p>
          </table:table-cell>
          <table:table-cell table:formula="oooc:=&quot;Str &quot;&amp;[.D56]" office:value-type="string" office:string-value="Str 1200000">
            <text:p>Str 1200000</text:p>
          </table:table-cell>
          <table:table-cell table:style-name="ce7" office:value-type="float" office:value="6">
            <text:p>6</text:p>
          </table:table-cell>
          <table:table-cell table:style-name="ce7" table:formula="oooc:=1.2*10^[.C56]" office:value-type="float" office:value="1200000">
            <text:p>12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56]);[.A56];[.M56])" office:value-type="string" office:string-value="Str 1200000">
            <text:p>Str 1200000</text:p>
          </table:table-cell>
          <table:table-cell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</text:p>
          </table:table-cell>
          <table:table-cell table:formula="oooc:=&quot;Str &quot;&amp;[.D57]" office:value-type="string" office:string-value="Str 12000000">
            <text:p>Str 12000000</text:p>
          </table:table-cell>
          <table:table-cell table:style-name="ce7" office:value-type="float" office:value="7">
            <text:p>7</text:p>
          </table:table-cell>
          <table:table-cell table:style-name="ce7" table:formula="oooc:=1.2*10^[.C57]" office:value-type="float" office:value="12000000">
            <text:p>12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57]);[.A57];[.M57])" office:value-type="string" office:string-value="Str 12000000">
            <text:p>Str 12000000</text:p>
          </table:table-cell>
          <table:table-cell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</text:p>
          </table:table-cell>
          <table:table-cell table:formula="oooc:=&quot;Str &quot;&amp;[.D58]" office:value-type="string" office:string-value="Str 120000000">
            <text:p>Str 120000000</text:p>
          </table:table-cell>
          <table:table-cell table:style-name="ce7" office:value-type="float" office:value="8">
            <text:p>8</text:p>
          </table:table-cell>
          <table:table-cell table:style-name="ce7" table:formula="oooc:=1.2*10^[.C58]" office:value-type="float" office:value="120000000">
            <text:p>12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58]);[.A58];[.M58])" office:value-type="string" office:string-value="Str 120000000">
            <text:p>Str 120000000</text:p>
          </table:table-cell>
          <table:table-cell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</text:p>
          </table:table-cell>
          <table:table-cell table:formula="oooc:=&quot;Str &quot;&amp;[.D59]" office:value-type="string" office:string-value="Str 1200000000">
            <text:p>Str 1200000000</text:p>
          </table:table-cell>
          <table:table-cell table:style-name="ce7" office:value-type="float" office:value="9">
            <text:p>9</text:p>
          </table:table-cell>
          <table:table-cell table:style-name="ce7" table:formula="oooc:=1.2*10^[.C59]" office:value-type="float" office:value="1200000000">
            <text:p>12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59]);[.A59];[.M59])" office:value-type="string" office:string-value="Str 1200000000">
            <text:p>Str 1200000000</text:p>
          </table:table-cell>
          <table:table-cell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</text:p>
          </table:table-cell>
          <table:table-cell table:formula="oooc:=&quot;Str &quot;&amp;[.D60]" office:value-type="string" office:string-value="Str 12000000000">
            <text:p>Str 12000000000</text:p>
          </table:table-cell>
          <table:table-cell table:style-name="ce7" office:value-type="float" office:value="10">
            <text:p>10</text:p>
          </table:table-cell>
          <table:table-cell table:style-name="ce7" table:formula="oooc:=1.2*10^[.C60]" office:value-type="float" office:value="12000000000">
            <text:p>12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60]);[.A60];[.M60])" office:value-type="string" office:string-value="Str 12000000000">
            <text:p>Str 12000000000</text:p>
          </table:table-cell>
          <table:table-cell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</text:p>
          </table:table-cell>
          <table:table-cell table:formula="oooc:=&quot;Str &quot;&amp;[.D61]" office:value-type="string" office:string-value="Str 120000000000">
            <text:p>Str 120000000000</text:p>
          </table:table-cell>
          <table:table-cell table:style-name="ce7" office:value-type="float" office:value="11">
            <text:p>11</text:p>
          </table:table-cell>
          <table:table-cell table:style-name="ce7" table:formula="oooc:=1.2*10^[.C61]" office:value-type="float" office:value="120000000000">
            <text:p>12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61]);[.A61];[.M61])" office:value-type="string" office:string-value="Str 120000000000">
            <text:p>Str 120000000000</text:p>
          </table:table-cell>
          <table:table-cell table:formula="oooc:=IF(ISBLANK([.O61]);IF(ISERROR([.B61]);&quot;Err:&quot;&amp;ERRORTYPE([.B61])=[.M61];OR([.P61]=[.B61];AND(ISNUMBER([.P61]);ISNUMBER([.B61]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</text:p>
          </table:table-cell>
          <table:table-cell table:formula="oooc:=&quot;Str &quot;&amp;[.D62]" office:value-type="string" office:string-value="Str 1200000000000">
            <text:p>Str 1200000000000</text:p>
          </table:table-cell>
          <table:table-cell table:style-name="ce7" office:value-type="float" office:value="12">
            <text:p>12</text:p>
          </table:table-cell>
          <table:table-cell table:style-name="ce7" table:formula="oooc:=1.2*10^[.C62]" office:value-type="float" office:value="1200000000000">
            <text:p>120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62]);[.A62];[.M62])" office:value-type="string" office:string-value="Str 1200000000000">
            <text:p>Str 1200000000000</text:p>
          </table:table-cell>
          <table:table-cell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</text:p>
          </table:table-cell>
          <table:table-cell table:formula="oooc:=&quot;Str &quot;&amp;[.D63]" office:value-type="string" office:string-value="Str 12000000000000">
            <text:p>Str 12000000000000</text:p>
          </table:table-cell>
          <table:table-cell table:style-name="ce7" office:value-type="float" office:value="13">
            <text:p>13</text:p>
          </table:table-cell>
          <table:table-cell table:style-name="ce7" table:formula="oooc:=1.2*10^[.C63]" office:value-type="float" office:value="12000000000000">
            <text:p>1200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63]);[.A63];[.M63])" office:value-type="string" office:string-value="Str 12000000000000">
            <text:p>Str 12000000000000</text:p>
          </table:table-cell>
          <table:table-cell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</text:p>
          </table:table-cell>
          <table:table-cell table:formula="oooc:=&quot;Str &quot;&amp;[.D64]" office:value-type="string" office:string-value="Str 120000000000000">
            <text:p>Str 120000000000000</text:p>
          </table:table-cell>
          <table:table-cell table:style-name="ce7" office:value-type="float" office:value="14">
            <text:p>14</text:p>
          </table:table-cell>
          <table:table-cell table:style-name="ce7" table:formula="oooc:=1.2*10^[.C64]" office:value-type="float" office:value="120000000000000">
            <text:p>12000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64]);[.A64];[.M64])" office:value-type="string" office:string-value="Str 120000000000000">
            <text:p>Str 120000000000000</text:p>
          </table:table-cell>
          <table:table-cell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</text:p>
          </table:table-cell>
          <table:table-cell table:formula="oooc:=&quot;Str &quot;&amp;[.D65]" office:value-type="string" office:string-value="Str 1,2E+015">
            <text:p>Str 1,2E+015</text:p>
          </table:table-cell>
          <table:table-cell table:style-name="ce7" office:value-type="float" office:value="15">
            <text:p>15</text:p>
          </table:table-cell>
          <table:table-cell table:style-name="ce7" table:formula="oooc:=1.2*10^[.C65]" office:value-type="float" office:value="1.2E+015">
            <text:p>1,20000E+015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15</text:p>
          </table:table-cell>
          <table:table-cell office:value-type="string">
            <text:p>long</text:p>
          </table:table-cell>
          <table:table-cell/>
          <table:table-cell table:formula="oooc:=IF(ISBLANK([.M65]);[.A65];[.M65])" office:value-type="string" office:string-value="Str 1,2E+015">
            <text:p>Str 1,2E+015</text:p>
          </table:table-cell>
          <table:table-cell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</text:p>
          </table:table-cell>
          <table:table-cell table:formula="oooc:=&quot;Str &quot;&amp;[.D66]" office:value-type="string" office:string-value="Str 1,2E+016">
            <text:p>Str 1,2E+016</text:p>
          </table:table-cell>
          <table:table-cell table:style-name="ce7" office:value-type="float" office:value="16">
            <text:p>16</text:p>
          </table:table-cell>
          <table:table-cell table:style-name="ce7" table:formula="oooc:=1.2*10^[.C66]" office:value-type="float" office:value="1.2E+016">
            <text:p>1,20000E+016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16</text:p>
          </table:table-cell>
          <table:table-cell office:value-type="string">
            <text:p>long</text:p>
          </table:table-cell>
          <table:table-cell/>
          <table:table-cell table:formula="oooc:=IF(ISBLANK([.M66]);[.A66];[.M66])" office:value-type="string" office:string-value="Str 1,2E+016">
            <text:p>Str 1,2E+016</text:p>
          </table:table-cell>
          <table:table-cell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</text:p>
          </table:table-cell>
          <table:table-cell table:formula="oooc:=&quot;Str &quot;&amp;[.D67]" office:value-type="string" office:string-value="Str 1,2E+017">
            <text:p>Str 1,2E+017</text:p>
          </table:table-cell>
          <table:table-cell table:style-name="ce7" office:value-type="float" office:value="17">
            <text:p>17</text:p>
          </table:table-cell>
          <table:table-cell table:style-name="ce7" table:formula="oooc:=1.2*10^[.C67]" office:value-type="float" office:value="1.2E+017">
            <text:p>1,20000E+017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17</text:p>
          </table:table-cell>
          <table:table-cell office:value-type="string">
            <text:p>long</text:p>
          </table:table-cell>
          <table:table-cell/>
          <table:table-cell table:formula="oooc:=IF(ISBLANK([.M67]);[.A67];[.M67])" office:value-type="string" office:string-value="Str 1,2E+017">
            <text:p>Str 1,2E+017</text:p>
          </table:table-cell>
          <table:table-cell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</text:p>
          </table:table-cell>
          <table:table-cell table:formula="oooc:=&quot;Str &quot;&amp;[.D68]" office:value-type="string" office:string-value="Str 1,2E+018">
            <text:p>Str 1,2E+018</text:p>
          </table:table-cell>
          <table:table-cell table:style-name="ce7" office:value-type="float" office:value="18">
            <text:p>18</text:p>
          </table:table-cell>
          <table:table-cell table:style-name="ce7" table:formula="oooc:=1.2*10^[.C68]" office:value-type="float" office:value="1.2E+018">
            <text:p>1,20000E+018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18</text:p>
          </table:table-cell>
          <table:table-cell office:value-type="string">
            <text:p>long</text:p>
          </table:table-cell>
          <table:table-cell/>
          <table:table-cell table:formula="oooc:=IF(ISBLANK([.M68]);[.A68];[.M68])" office:value-type="string" office:string-value="Str 1,2E+018">
            <text:p>Str 1,2E+018</text:p>
          </table:table-cell>
          <table:table-cell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0</text:p>
          </table:table-cell>
          <table:table-cell table:formula="oooc:=&quot;Str &quot;&amp;[.D69]" office:value-type="string" office:string-value="Str 1,2E+019">
            <text:p>Str 1,2E+019</text:p>
          </table:table-cell>
          <table:table-cell table:style-name="ce7" office:value-type="float" office:value="19">
            <text:p>19</text:p>
          </table:table-cell>
          <table:table-cell table:style-name="ce7" table:formula="oooc:=1.2*10^[.C69]" office:value-type="float" office:value="1.2E+019">
            <text:p>1,20000E+019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19</text:p>
          </table:table-cell>
          <table:table-cell office:value-type="string">
            <text:p>long</text:p>
          </table:table-cell>
          <table:table-cell/>
          <table:table-cell table:formula="oooc:=IF(ISBLANK([.M69]);[.A69];[.M69])" office:value-type="string" office:string-value="Str 1,2E+019">
            <text:p>Str 1,2E+019</text:p>
          </table:table-cell>
          <table:table-cell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,2E+20</text:p>
          </table:table-cell>
          <table:table-cell table:formula="oooc:=&quot;Str &quot;&amp;[.D70]" office:value-type="string" office:string-value="Str 1,2E+020">
            <text:p>Str 1,2E+020</text:p>
          </table:table-cell>
          <table:table-cell table:style-name="ce7" office:value-type="float" office:value="20">
            <text:p>20</text:p>
          </table:table-cell>
          <table:table-cell table:style-name="ce7" table:formula="oooc:=1.2*10^[.C70]" office:value-type="float" office:value="1.2E+020">
            <text:p>1,20000E+02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20</text:p>
          </table:table-cell>
          <table:table-cell office:value-type="string">
            <text:p>long jre14</text:p>
          </table:table-cell>
          <table:table-cell/>
          <table:table-cell table:formula="oooc:=IF(ISBLANK([.M70]);[.A70];[.M70])" office:value-type="string" office:string-value="Str 1,2E+020">
            <text:p>Str 1,2E+020</text:p>
          </table:table-cell>
          <table:table-cell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,2E+21</text:p>
          </table:table-cell>
          <table:table-cell table:formula="oooc:=&quot;Str &quot;&amp;[.D71]" office:value-type="string" office:string-value="Str 1,2E+021">
            <text:p>Str 1,2E+021</text:p>
          </table:table-cell>
          <table:table-cell table:style-name="ce7" office:value-type="float" office:value="21">
            <text:p>21</text:p>
          </table:table-cell>
          <table:table-cell table:style-name="ce7" table:formula="oooc:=1.2*10^[.C71]" office:value-type="float" office:value="1.2E+021">
            <text:p>1,20000E+021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21</text:p>
          </table:table-cell>
          <table:table-cell office:value-type="string">
            <text:p>long jre14</text:p>
          </table:table-cell>
          <table:table-cell/>
          <table:table-cell table:formula="oooc:=IF(ISBLANK([.M71]);[.A71];[.M71])" office:value-type="string" office:string-value="Str 1,2E+021">
            <text:p>Str 1,2E+021</text:p>
          </table:table-cell>
          <table:table-cell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340000000000000000</text:p>
          </table:table-cell>
          <table:table-cell table:formula="oooc:=&quot;Str &quot;&amp;[.D72]" office:value-type="string" office:string-value="Str 1,234E+019">
            <text:p>Str 1,234E+019</text:p>
          </table:table-cell>
          <table:table-cell table:style-name="ce7" office:value-type="float" office:value="18">
            <text:p>18</text:p>
          </table:table-cell>
          <table:table-cell table:style-name="ce7" table:formula="oooc:=12.34*10^[.C72]" office:value-type="float" office:value="1.234E+019">
            <text:p>1,23400E+019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34E+019</text:p>
          </table:table-cell>
          <table:table-cell office:value-type="string">
            <text:p>long</text:p>
          </table:table-cell>
          <table:table-cell/>
          <table:table-cell table:formula="oooc:=IF(ISBLANK([.M72]);[.A72];[.M72])" office:value-type="string" office:string-value="Str 1,234E+019">
            <text:p>Str 1,234E+019</text:p>
          </table:table-cell>
          <table:table-cell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,234E+20</text:p>
          </table:table-cell>
          <table:table-cell table:formula="oooc:=&quot;Str &quot;&amp;[.D73]" office:value-type="string" office:string-value="Str 1,234E+020">
            <text:p>Str 1,234E+020</text:p>
          </table:table-cell>
          <table:table-cell table:style-name="ce7" office:value-type="float" office:value="19">
            <text:p>19</text:p>
          </table:table-cell>
          <table:table-cell table:style-name="ce7" table:formula="oooc:=12.34*10^[.C73]" office:value-type="float" office:value="1.234E+020">
            <text:p>1,23400E+02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34E+020</text:p>
          </table:table-cell>
          <table:table-cell office:value-type="string">
            <text:p>long jre14</text:p>
          </table:table-cell>
          <table:table-cell/>
          <table:table-cell table:formula="oooc:=IF(ISBLANK([.M73]);[.A73];[.M73])" office:value-type="string" office:string-value="Str 1,234E+020">
            <text:p>Str 1,234E+020</text:p>
          </table:table-cell>
          <table:table-cell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-12340000000000000000</text:p>
          </table:table-cell>
          <table:table-cell table:formula="oooc:=&quot;Str &quot;&amp;[.D74]" office:value-type="string" office:string-value="Str -1,234E+019">
            <text:p>Str -1,234E+019</text:p>
          </table:table-cell>
          <table:table-cell table:style-name="ce7" office:value-type="float" office:value="18">
            <text:p>18</text:p>
          </table:table-cell>
          <table:table-cell table:style-name="ce7" table:formula="oooc:=-(12.34*10^[.C74])" office:value-type="float" office:value="-1.234E+019">
            <text:p>-1,23400E+019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-1,234E+019</text:p>
          </table:table-cell>
          <table:table-cell office:value-type="string">
            <text:p>long</text:p>
          </table:table-cell>
          <table:table-cell/>
          <table:table-cell table:formula="oooc:=IF(ISBLANK([.M74]);[.A74];[.M74])" office:value-type="string" office:string-value="Str -1,234E+019">
            <text:p>Str -1,234E+019</text:p>
          </table:table-cell>
          <table:table-cell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-1,234E+20</text:p>
          </table:table-cell>
          <table:table-cell table:formula="oooc:=&quot;Str &quot;&amp;[.D75]" office:value-type="string" office:string-value="Str -1,234E+020">
            <text:p>Str -1,234E+020</text:p>
          </table:table-cell>
          <table:table-cell table:style-name="ce7" office:value-type="float" office:value="19">
            <text:p>19</text:p>
          </table:table-cell>
          <table:table-cell table:style-name="ce7" table:formula="oooc:=-(12.34*10^[.C75])" office:value-type="float" office:value="-1.234E+020">
            <text:p>-1,23400E+02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-1,234E+020</text:p>
          </table:table-cell>
          <table:table-cell office:value-type="string">
            <text:p>long jre14</text:p>
          </table:table-cell>
          <table:table-cell/>
          <table:table-cell table:formula="oooc:=IF(ISBLANK([.M75]);[.A75];[.M75])" office:value-type="string" office:string-value="Str -1,234E+020">
            <text:p>Str -1,234E+020</text:p>
          </table:table-cell>
          <table:table-cell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4"/>
          <table:table-cell table:number-columns-repeated="243"/>
        </table:table-row>
        <table:table-row table:style-name="ro2">
          <table:table-cell table:style-name="ce3" office:value-type="string">
            <text:p>Zero is 0</text:p>
          </table:table-cell>
          <table:table-cell table:formula="oooc:=CONCATENATE([.C77];&quot; is &quot;;[.D77])" office:value-type="string" office:string-value="Zero is 0">
            <text:p>Zero is 0</text:p>
          </table:table-cell>
          <table:table-cell table:style-name="ce7" office:value-type="string">
            <text:p>Zero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77]);[.A77];[.M77])" office:value-type="string" office:string-value="Zero is 0">
            <text:p>Zero is 0</text:p>
          </table:table-cell>
          <table:table-cell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Fraction is 12345,6789</text:p>
          </table:table-cell>
          <table:table-cell table:formula="oooc:=CONCATENATE([.C78];&quot; is &quot;;[.D78])" office:value-type="string" office:string-value="Fraction is 12345,6789">
            <text:p>Fraction is 12345,6789</text:p>
          </table:table-cell>
          <table:table-cell table:style-name="ce7" office:value-type="string">
            <text:p>Fraction</text:p>
          </table:table-cell>
          <table:table-cell table:style-name="ce7" office:value-type="float" office:value="12345.6789">
            <text:p>12345,6789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78]);[.A78];[.M78])" office:value-type="string" office:string-value="Fraction is 12345,6789">
            <text:p>Fraction is 12345,6789</text:p>
          </table:table-cell>
          <table:table-cell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Exponent is 12000000000</text:p>
          </table:table-cell>
          <table:table-cell table:formula="oooc:=CONCATENATE([.C79];&quot; is &quot;;[.D79])" office:value-type="string" office:string-value="Exponent is 12000000000">
            <text:p>Exponent is 12000000000</text:p>
          </table:table-cell>
          <table:table-cell table:style-name="ce7" office:value-type="string">
            <text:p>Exponent</text:p>
          </table:table-cell>
          <table:table-cell table:style-name="ce8" office:value-type="float" office:value="12000000000">
            <text:p>1,20E+1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79]);[.A79];[.M79])" office:value-type="string" office:string-value="Exponent is 12000000000">
            <text:p>Exponent is 12000000000</text:p>
          </table:table-cell>
          <table:table-cell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Integer is 123456789</text:p>
          </table:table-cell>
          <table:table-cell table:formula="oooc:=CONCATENATE([.C80];&quot; is &quot;;[.D80])" office:value-type="string" office:string-value="Integer is 123456789">
            <text:p>Integer is 123456789</text:p>
          </table:table-cell>
          <table:table-cell table:style-name="ce7" office:value-type="string">
            <text:p>Integer</text:p>
          </table:table-cell>
          <table:table-cell table:style-name="ce7" office:value-type="float" office:value="123456789">
            <text:p>123456789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80]);[.A80];[.M80])" office:value-type="string" office:string-value="Integer is 123456789">
            <text:p>Integer is 123456789</text:p>
          </table:table-cell>
          <table:table-cell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Percent is 0,1</text:p>
          </table:table-cell>
          <table:table-cell table:formula="oooc:=CONCATENATE([.C81];&quot; is &quot;;[.D81])" office:value-type="string" office:string-value="Percent is 0,1">
            <text:p>Percent is 0,1</text:p>
          </table:table-cell>
          <table:table-cell table:style-name="ce7" office:value-type="string">
            <text:p>Percent</text:p>
          </table:table-cell>
          <table:table-cell table:style-name="ce9" office:value-type="percentage" office:value="0.1">
            <text:p>10%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81]);[.A81];[.M81])" office:value-type="string" office:string-value="Percent is 0,1">
            <text:p>Percent is 0,1</text:p>
          </table:table-cell>
          <table:table-cell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Date is 38032</text:p>
          </table:table-cell>
          <table:table-cell table:formula="oooc:=CONCATENATE(&quot;Date is &quot;;[.C82])" office:value-type="string" office:string-value="Date is 38032">
            <text:p>Date is 38032</text:p>
          </table:table-cell>
          <table:table-cell table:style-name="ce11" office:value-type="date" office:date-value="2004-02-15">
            <text:p>15.02.200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82]);[.A82];[.M82])" office:value-type="string" office:string-value="Date is 38032">
            <text:p>Date is 38032</text:p>
          </table:table-cell>
          <table:table-cell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ooc:=CONCATENATE(&quot;Bool is &quot;;[.C83])" office:value-type="string" office:string-value="Bool is 1">
            <text:p>Bool is 1</text:p>
          </table:table-cell>
          <table:table-cell table:style-name="ce10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83]);[.A83];[.M83])" office:value-type="string" office:string-value="Bool is 1">
            <text:p>Bool is 1</text:p>
          </table:table-cell>
          <table:table-cell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ooc:=CONCATENATE(&quot;Bool is &quot;;[.C84])" office:value-type="string" office:string-value="Bool is 0">
            <text:p>Bool is 0</text:p>
          </table:table-cell>
          <table:table-cell table:style-name="ce10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84]);[.A84];[.M84])" office:value-type="string" office:string-value="Bool is 0">
            <text:p>Bool is 0</text:p>
          </table:table-cell>
          <table:table-cell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ooc:=CONCATENATE(&quot;Bool is &quot;;[.C85]=[.D85])" office:value-type="string" office:string-value="Bool is 1">
            <text:p>Bool is 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85]);[.A85];[.M85])" office:value-type="string" office:string-value="Bool is 1">
            <text:p>Bool is 1</text:p>
          </table:table-cell>
          <table:table-cell table:formula="oooc:=IF(ISBLANK([.O85]);IF(ISERROR([.B85]);&quot;Err:&quot;&amp;ERRORTYPE([.B85])=[.M85];OR([.P85]=[.B85];AND(ISNUMBER([.P85]);ISNUMBER([.B85]);OR(AND([.P85]=0;ABS([.B85])&lt;1E-307);&quot;&quot;&amp;[.B85]=&quot;&quot;&amp;[.P85]))));[.O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ooc:=CONCATENATE(&quot;Bool is &quot;;[.C86]=[.D86])" office:value-type="string" office:string-value="Bool is 0">
            <text:p>Bool is 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86]);[.A86];[.M86])" office:value-type="string" office:string-value="Bool is 0">
            <text:p>Bool is 0</text:p>
          </table:table-cell>
          <table:table-cell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4"/>
          <table:table-cell table:number-columns-repeated="243"/>
        </table:table-row>
        <table:table-row table:style-name="ro2">
          <table:table-cell table:style-name="ce3" office:value-type="string">
            <text:p>Str 12</text:p>
          </table:table-cell>
          <table:table-cell table:formula="oooc:=CONCATENATE(&quot;Str &quot;;[.D88])" office:value-type="string" office:string-value="Str 12">
            <text:p>Str 12</text:p>
          </table:table-cell>
          <table:table-cell table:style-name="ce7" office:value-type="float" office:value="1">
            <text:p>1</text:p>
          </table:table-cell>
          <table:table-cell table:style-name="ce7" table:formula="oooc:=1.2*10^[.C88]" office:value-type="float" office:value="12">
            <text:p>12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office:value-type="string">
            <text:p>Plain vs. scientific format</text:p>
          </table:table-cell>
          <table:table-cell/>
          <table:table-cell table:style-name="ce14"/>
          <table:table-cell/>
          <table:table-cell/>
          <table:table-cell table:formula="oooc:=IF(ISBLANK([.M88]);[.A88];[.M88])" office:value-type="string" office:string-value="Str 12">
            <text:p>Str 12</text:p>
          </table:table-cell>
          <table:table-cell table:formula="oooc:=IF(ISBLANK([.O88]);IF(ISERROR([.B88]);&quot;Err:&quot;&amp;ERRORTYPE([.B88])=[.M88];OR([.P88]=[.B88];AND(ISNUMBER([.P88]);ISNUMBER([.B88]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</text:p>
          </table:table-cell>
          <table:table-cell table:formula="oooc:=CONCATENATE(&quot;Str &quot;;[.D89])" office:value-type="string" office:string-value="Str 120">
            <text:p>Str 120</text:p>
          </table:table-cell>
          <table:table-cell table:style-name="ce7" office:value-type="float" office:value="2">
            <text:p>2</text:p>
          </table:table-cell>
          <table:table-cell table:style-name="ce7" table:formula="oooc:=1.2*10^[.C89]" office:value-type="float" office:value="120">
            <text:p>12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89]);[.A89];[.M89])" office:value-type="string" office:string-value="Str 120">
            <text:p>Str 120</text:p>
          </table:table-cell>
          <table:table-cell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</text:p>
          </table:table-cell>
          <table:table-cell table:formula="oooc:=CONCATENATE(&quot;Str &quot;;[.D90])" office:value-type="string" office:string-value="Str 1200">
            <text:p>Str 1200</text:p>
          </table:table-cell>
          <table:table-cell table:style-name="ce7" office:value-type="float" office:value="3">
            <text:p>3</text:p>
          </table:table-cell>
          <table:table-cell table:style-name="ce7" table:formula="oooc:=1.2*10^[.C90]" office:value-type="float" office:value="1200">
            <text:p>12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90]);[.A90];[.M90])" office:value-type="string" office:string-value="Str 1200">
            <text:p>Str 1200</text:p>
          </table:table-cell>
          <table:table-cell table:formula="oooc:=IF(ISBLANK([.O90]);IF(ISERROR([.B90]);&quot;Err:&quot;&amp;ERRORTYPE([.B90])=[.M90];OR([.P90]=[.B90];AND(ISNUMBER([.P90]);ISNUMBER([.B90]);OR(AND([.P90]=0;ABS([.B90])&lt;1E-307);&quot;&quot;&amp;[.B90]=&quot;&quot;&amp;[.P90]))));[.O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</text:p>
          </table:table-cell>
          <table:table-cell table:formula="oooc:=CONCATENATE(&quot;Str &quot;;[.D91])" office:value-type="string" office:string-value="Str 12000">
            <text:p>Str 12000</text:p>
          </table:table-cell>
          <table:table-cell table:style-name="ce7" office:value-type="float" office:value="4">
            <text:p>4</text:p>
          </table:table-cell>
          <table:table-cell table:style-name="ce7" table:formula="oooc:=1.2*10^[.C91]" office:value-type="float" office:value="12000">
            <text:p>12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91]);[.A91];[.M91])" office:value-type="string" office:string-value="Str 12000">
            <text:p>Str 12000</text:p>
          </table:table-cell>
          <table:table-cell table:formula="oooc:=IF(ISBLANK([.O91]);IF(ISERROR([.B91]);&quot;Err:&quot;&amp;ERRORTYPE([.B91])=[.M91];OR([.P91]=[.B91];AND(ISNUMBER([.P91]);ISNUMBER([.B91]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0</text:p>
          </table:table-cell>
          <table:table-cell table:formula="oooc:=CONCATENATE(&quot;Str &quot;;[.D92])" office:value-type="string" office:string-value="Str 120000">
            <text:p>Str 120000</text:p>
          </table:table-cell>
          <table:table-cell table:style-name="ce7" office:value-type="float" office:value="5">
            <text:p>5</text:p>
          </table:table-cell>
          <table:table-cell table:style-name="ce7" table:formula="oooc:=1.2*10^[.C92]" office:value-type="float" office:value="120000">
            <text:p>12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92]);[.A92];[.M92])" office:value-type="string" office:string-value="Str 120000">
            <text:p>Str 120000</text:p>
          </table:table-cell>
          <table:table-cell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</text:p>
          </table:table-cell>
          <table:table-cell table:formula="oooc:=CONCATENATE(&quot;Str &quot;;[.D93])" office:value-type="string" office:string-value="Str 1200000">
            <text:p>Str 1200000</text:p>
          </table:table-cell>
          <table:table-cell table:style-name="ce7" office:value-type="float" office:value="6">
            <text:p>6</text:p>
          </table:table-cell>
          <table:table-cell table:style-name="ce7" table:formula="oooc:=1.2*10^[.C93]" office:value-type="float" office:value="1200000">
            <text:p>12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formula="oooc:=IF(ISBLANK([.M93]);[.A93];[.M93])" office:value-type="string" office:string-value="Str 1200000">
            <text:p>Str 1200000</text:p>
          </table:table-cell>
          <table:table-cell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</text:p>
          </table:table-cell>
          <table:table-cell table:formula="oooc:=CONCATENATE(&quot;Str &quot;;[.D94])" office:value-type="string" office:string-value="Str 12000000">
            <text:p>Str 12000000</text:p>
          </table:table-cell>
          <table:table-cell table:style-name="ce7" office:value-type="float" office:value="7">
            <text:p>7</text:p>
          </table:table-cell>
          <table:table-cell table:style-name="ce7" table:formula="oooc:=1.2*10^[.C94]" office:value-type="float" office:value="12000000">
            <text:p>12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94]);[.A94];[.M94])" office:value-type="string" office:string-value="Str 12000000">
            <text:p>Str 12000000</text:p>
          </table:table-cell>
          <table:table-cell table:formula="oooc:=IF(ISBLANK([.O94]);IF(ISERROR([.B94]);&quot;Err:&quot;&amp;ERRORTYPE([.B94])=[.M94];OR([.P94]=[.B94];AND(ISNUMBER([.P94]);ISNUMBER([.B94]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</text:p>
          </table:table-cell>
          <table:table-cell table:formula="oooc:=CONCATENATE(&quot;Str &quot;;[.D95])" office:value-type="string" office:string-value="Str 120000000">
            <text:p>Str 120000000</text:p>
          </table:table-cell>
          <table:table-cell table:style-name="ce7" office:value-type="float" office:value="8">
            <text:p>8</text:p>
          </table:table-cell>
          <table:table-cell table:style-name="ce7" table:formula="oooc:=1.2*10^[.C95]" office:value-type="float" office:value="120000000">
            <text:p>12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95]);[.A95];[.M95])" office:value-type="string" office:string-value="Str 120000000">
            <text:p>Str 120000000</text:p>
          </table:table-cell>
          <table:table-cell table:formula="oooc:=IF(ISBLANK([.O95]);IF(ISERROR([.B95]);&quot;Err:&quot;&amp;ERRORTYPE([.B95])=[.M95];OR([.P95]=[.B95];AND(ISNUMBER([.P95]);ISNUMBER([.B95]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</text:p>
          </table:table-cell>
          <table:table-cell table:formula="oooc:=CONCATENATE(&quot;Str &quot;;[.D96])" office:value-type="string" office:string-value="Str 1200000000">
            <text:p>Str 1200000000</text:p>
          </table:table-cell>
          <table:table-cell table:style-name="ce7" office:value-type="float" office:value="9">
            <text:p>9</text:p>
          </table:table-cell>
          <table:table-cell table:style-name="ce7" table:formula="oooc:=1.2*10^[.C96]" office:value-type="float" office:value="1200000000">
            <text:p>12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96]);[.A96];[.M96])" office:value-type="string" office:string-value="Str 1200000000">
            <text:p>Str 1200000000</text:p>
          </table:table-cell>
          <table:table-cell table:formula="oooc:=IF(ISBLANK([.O96]);IF(ISERROR([.B96]);&quot;Err:&quot;&amp;ERRORTYPE([.B96])=[.M96];OR([.P96]=[.B96];AND(ISNUMBER([.P96]);ISNUMBER([.B96]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</text:p>
          </table:table-cell>
          <table:table-cell table:formula="oooc:=CONCATENATE(&quot;Str &quot;;[.D97])" office:value-type="string" office:string-value="Str 12000000000">
            <text:p>Str 12000000000</text:p>
          </table:table-cell>
          <table:table-cell table:style-name="ce7" office:value-type="float" office:value="10">
            <text:p>10</text:p>
          </table:table-cell>
          <table:table-cell table:style-name="ce7" table:formula="oooc:=1.2*10^[.C97]" office:value-type="float" office:value="12000000000">
            <text:p>12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97]);[.A97];[.M97])" office:value-type="string" office:string-value="Str 12000000000">
            <text:p>Str 12000000000</text:p>
          </table:table-cell>
          <table:table-cell table:formula="oooc:=IF(ISBLANK([.O97]);IF(ISERROR([.B97]);&quot;Err:&quot;&amp;ERRORTYPE([.B97])=[.M97];OR([.P97]=[.B97];AND(ISNUMBER([.P97]);ISNUMBER([.B97]);OR(AND([.P97]=0;ABS([.B97])&lt;1E-307);&quot;&quot;&amp;[.B97]=&quot;&quot;&amp;[.P97]))));[.O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</text:p>
          </table:table-cell>
          <table:table-cell table:formula="oooc:=CONCATENATE(&quot;Str &quot;;[.D98])" office:value-type="string" office:string-value="Str 120000000000">
            <text:p>Str 120000000000</text:p>
          </table:table-cell>
          <table:table-cell table:style-name="ce7" office:value-type="float" office:value="11">
            <text:p>11</text:p>
          </table:table-cell>
          <table:table-cell table:style-name="ce7" table:formula="oooc:=1.2*10^[.C98]" office:value-type="float" office:value="120000000000">
            <text:p>12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98]);[.A98];[.M98])" office:value-type="string" office:string-value="Str 120000000000">
            <text:p>Str 120000000000</text:p>
          </table:table-cell>
          <table:table-cell table:formula="oooc:=IF(ISBLANK([.O98]);IF(ISERROR([.B98]);&quot;Err:&quot;&amp;ERRORTYPE([.B98])=[.M98];OR([.P98]=[.B98];AND(ISNUMBER([.P98]);ISNUMBER([.B98]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</text:p>
          </table:table-cell>
          <table:table-cell table:formula="oooc:=CONCATENATE(&quot;Str &quot;;[.D99])" office:value-type="string" office:string-value="Str 1200000000000">
            <text:p>Str 1200000000000</text:p>
          </table:table-cell>
          <table:table-cell table:style-name="ce7" office:value-type="float" office:value="12">
            <text:p>12</text:p>
          </table:table-cell>
          <table:table-cell table:style-name="ce7" table:formula="oooc:=1.2*10^[.C99]" office:value-type="float" office:value="1200000000000">
            <text:p>120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99]);[.A99];[.M99])" office:value-type="string" office:string-value="Str 1200000000000">
            <text:p>Str 1200000000000</text:p>
          </table:table-cell>
          <table:table-cell table:formula="oooc:=IF(ISBLANK([.O99]);IF(ISERROR([.B99]);&quot;Err:&quot;&amp;ERRORTYPE([.B99])=[.M99];OR([.P99]=[.B99];AND(ISNUMBER([.P99]);ISNUMBER([.B99]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</text:p>
          </table:table-cell>
          <table:table-cell table:formula="oooc:=CONCATENATE(&quot;Str &quot;;[.D100])" office:value-type="string" office:string-value="Str 12000000000000">
            <text:p>Str 12000000000000</text:p>
          </table:table-cell>
          <table:table-cell table:style-name="ce7" office:value-type="float" office:value="13">
            <text:p>13</text:p>
          </table:table-cell>
          <table:table-cell table:style-name="ce7" table:formula="oooc:=1.2*10^[.C100]" office:value-type="float" office:value="12000000000000">
            <text:p>1200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100]);[.A100];[.M100])" office:value-type="string" office:string-value="Str 12000000000000">
            <text:p>Str 12000000000000</text:p>
          </table:table-cell>
          <table:table-cell table:formula="oooc:=IF(ISBLANK([.O100]);IF(ISERROR([.B100]);&quot;Err:&quot;&amp;ERRORTYPE([.B100])=[.M100];OR([.P100]=[.B100];AND(ISNUMBER([.P100]);ISNUMBER([.B100]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</text:p>
          </table:table-cell>
          <table:table-cell table:formula="oooc:=CONCATENATE(&quot;Str &quot;;[.D101])" office:value-type="string" office:string-value="Str 120000000000000">
            <text:p>Str 120000000000000</text:p>
          </table:table-cell>
          <table:table-cell table:style-name="ce7" office:value-type="float" office:value="14">
            <text:p>14</text:p>
          </table:table-cell>
          <table:table-cell table:style-name="ce7" table:formula="oooc:=1.2*10^[.C101]" office:value-type="float" office:value="120000000000000">
            <text:p>12000000000000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formula="oooc:=IF(ISBLANK([.M101]);[.A101];[.M101])" office:value-type="string" office:string-value="Str 120000000000000">
            <text:p>Str 120000000000000</text:p>
          </table:table-cell>
          <table:table-cell table:formula="oooc:=IF(ISBLANK([.O101]);IF(ISERROR([.B101]);&quot;Err:&quot;&amp;ERRORTYPE([.B101])=[.M101];OR([.P101]=[.B101];AND(ISNUMBER([.P101]);ISNUMBER([.B101]);OR(AND([.P101]=0;ABS([.B101])&lt;1E-307);&quot;&quot;&amp;[.B101]=&quot;&quot;&amp;[.P101]))));[.O1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</text:p>
          </table:table-cell>
          <table:table-cell table:formula="oooc:=CONCATENATE(&quot;Str &quot;;[.D102])" office:value-type="string" office:string-value="Str 1,2E+015">
            <text:p>Str 1,2E+015</text:p>
          </table:table-cell>
          <table:table-cell table:style-name="ce7" office:value-type="float" office:value="15">
            <text:p>15</text:p>
          </table:table-cell>
          <table:table-cell table:style-name="ce7" table:formula="oooc:=1.2*10^[.C102]" office:value-type="float" office:value="1.2E+015">
            <text:p>1,20000E+015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15</text:p>
          </table:table-cell>
          <table:table-cell office:value-type="string">
            <text:p>long</text:p>
          </table:table-cell>
          <table:table-cell/>
          <table:table-cell table:formula="oooc:=IF(ISBLANK([.M102]);[.A102];[.M102])" office:value-type="string" office:string-value="Str 1,2E+015">
            <text:p>Str 1,2E+015</text:p>
          </table:table-cell>
          <table:table-cell table:formula="oooc:=IF(ISBLANK([.O102]);IF(ISERROR([.B102]);&quot;Err:&quot;&amp;ERRORTYPE([.B102])=[.M102];OR([.P102]=[.B102];AND(ISNUMBER([.P102]);ISNUMBER([.B102]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</text:p>
          </table:table-cell>
          <table:table-cell table:formula="oooc:=CONCATENATE(&quot;Str &quot;;[.D103])" office:value-type="string" office:string-value="Str 1,2E+016">
            <text:p>Str 1,2E+016</text:p>
          </table:table-cell>
          <table:table-cell table:style-name="ce7" office:value-type="float" office:value="16">
            <text:p>16</text:p>
          </table:table-cell>
          <table:table-cell table:style-name="ce7" table:formula="oooc:=1.2*10^[.C103]" office:value-type="float" office:value="1.2E+016">
            <text:p>1,20000E+016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16</text:p>
          </table:table-cell>
          <table:table-cell office:value-type="string">
            <text:p>long</text:p>
          </table:table-cell>
          <table:table-cell/>
          <table:table-cell table:formula="oooc:=IF(ISBLANK([.M103]);[.A103];[.M103])" office:value-type="string" office:string-value="Str 1,2E+016">
            <text:p>Str 1,2E+016</text:p>
          </table:table-cell>
          <table:table-cell table:formula="oooc:=IF(ISBLANK([.O103]);IF(ISERROR([.B103]);&quot;Err:&quot;&amp;ERRORTYPE([.B103])=[.M103];OR([.P103]=[.B103];AND(ISNUMBER([.P103]);ISNUMBER([.B103]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</text:p>
          </table:table-cell>
          <table:table-cell table:formula="oooc:=CONCATENATE(&quot;Str &quot;;[.D104])" office:value-type="string" office:string-value="Str 1,2E+017">
            <text:p>Str 1,2E+017</text:p>
          </table:table-cell>
          <table:table-cell table:style-name="ce7" office:value-type="float" office:value="17">
            <text:p>17</text:p>
          </table:table-cell>
          <table:table-cell table:style-name="ce7" table:formula="oooc:=1.2*10^[.C104]" office:value-type="float" office:value="1.2E+017">
            <text:p>1,20000E+017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17</text:p>
          </table:table-cell>
          <table:table-cell office:value-type="string">
            <text:p>long</text:p>
          </table:table-cell>
          <table:table-cell/>
          <table:table-cell table:formula="oooc:=IF(ISBLANK([.M104]);[.A104];[.M104])" office:value-type="string" office:string-value="Str 1,2E+017">
            <text:p>Str 1,2E+017</text:p>
          </table:table-cell>
          <table:table-cell table:formula="oooc:=IF(ISBLANK([.O104]);IF(ISERROR([.B104]);&quot;Err:&quot;&amp;ERRORTYPE([.B104])=[.M104];OR([.P104]=[.B104];AND(ISNUMBER([.P104]);ISNUMBER([.B104]);OR(AND([.P104]=0;ABS([.B104])&lt;1E-307);&quot;&quot;&amp;[.B104]=&quot;&quot;&amp;[.P104]))));[.O1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</text:p>
          </table:table-cell>
          <table:table-cell table:formula="oooc:=CONCATENATE(&quot;Str &quot;;[.D105])" office:value-type="string" office:string-value="Str 1,2E+018">
            <text:p>Str 1,2E+018</text:p>
          </table:table-cell>
          <table:table-cell table:style-name="ce7" office:value-type="float" office:value="18">
            <text:p>18</text:p>
          </table:table-cell>
          <table:table-cell table:style-name="ce7" table:formula="oooc:=1.2*10^[.C105]" office:value-type="float" office:value="1.2E+018">
            <text:p>1,20000E+018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18</text:p>
          </table:table-cell>
          <table:table-cell office:value-type="string">
            <text:p>long</text:p>
          </table:table-cell>
          <table:table-cell/>
          <table:table-cell table:formula="oooc:=IF(ISBLANK([.M105]);[.A105];[.M105])" office:value-type="string" office:string-value="Str 1,2E+018">
            <text:p>Str 1,2E+018</text:p>
          </table:table-cell>
          <table:table-cell table:formula="oooc:=IF(ISBLANK([.O105]);IF(ISERROR([.B105]);&quot;Err:&quot;&amp;ERRORTYPE([.B105])=[.M105];OR([.P105]=[.B105];AND(ISNUMBER([.P105]);ISNUMBER([.B105]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0</text:p>
          </table:table-cell>
          <table:table-cell table:formula="oooc:=CONCATENATE(&quot;Str &quot;;[.D106])" office:value-type="string" office:string-value="Str 1,2E+019">
            <text:p>Str 1,2E+019</text:p>
          </table:table-cell>
          <table:table-cell table:style-name="ce7" office:value-type="float" office:value="19">
            <text:p>19</text:p>
          </table:table-cell>
          <table:table-cell table:style-name="ce7" table:formula="oooc:=1.2*10^[.C106]" office:value-type="float" office:value="1.2E+019">
            <text:p>1,20000E+019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19</text:p>
          </table:table-cell>
          <table:table-cell office:value-type="string">
            <text:p>long</text:p>
          </table:table-cell>
          <table:table-cell/>
          <table:table-cell table:formula="oooc:=IF(ISBLANK([.M106]);[.A106];[.M106])" office:value-type="string" office:string-value="Str 1,2E+019">
            <text:p>Str 1,2E+019</text:p>
          </table:table-cell>
          <table:table-cell table:formula="oooc:=IF(ISBLANK([.O106]);IF(ISERROR([.B106]);&quot;Err:&quot;&amp;ERRORTYPE([.B106])=[.M106];OR([.P106]=[.B106];AND(ISNUMBER([.P106]);ISNUMBER([.B106]);OR(AND([.P106]=0;ABS([.B106])&lt;1E-307);&quot;&quot;&amp;[.B106]=&quot;&quot;&amp;[.P106]))));[.O10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,2E+20</text:p>
          </table:table-cell>
          <table:table-cell table:formula="oooc:=CONCATENATE(&quot;Str &quot;;[.D107])" office:value-type="string" office:string-value="Str 1,2E+020">
            <text:p>Str 1,2E+020</text:p>
          </table:table-cell>
          <table:table-cell table:style-name="ce7" office:value-type="float" office:value="20">
            <text:p>20</text:p>
          </table:table-cell>
          <table:table-cell table:style-name="ce7" table:formula="oooc:=1.2*10^[.C107]" office:value-type="float" office:value="1.2E+020">
            <text:p>1,20000E+020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20</text:p>
          </table:table-cell>
          <table:table-cell office:value-type="string">
            <text:p>long jre14</text:p>
          </table:table-cell>
          <table:table-cell/>
          <table:table-cell table:formula="oooc:=IF(ISBLANK([.M107]);[.A107];[.M107])" office:value-type="string" office:string-value="Str 1,2E+020">
            <text:p>Str 1,2E+020</text:p>
          </table:table-cell>
          <table:table-cell table:formula="oooc:=IF(ISBLANK([.O107]);IF(ISERROR([.B107]);&quot;Err:&quot;&amp;ERRORTYPE([.B107])=[.M107];OR([.P107]=[.B107];AND(ISNUMBER([.P107]);ISNUMBER([.B107]);OR(AND([.P107]=0;ABS([.B107])&lt;1E-307);&quot;&quot;&amp;[.B107]=&quot;&quot;&amp;[.P107]))));[.O10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,2E+21</text:p>
          </table:table-cell>
          <table:table-cell table:formula="oooc:=CONCATENATE(&quot;Str &quot;;[.D108])" office:value-type="string" office:string-value="Str 1,2E+021">
            <text:p>Str 1,2E+021</text:p>
          </table:table-cell>
          <table:table-cell table:style-name="ce7" office:value-type="float" office:value="21">
            <text:p>21</text:p>
          </table:table-cell>
          <table:table-cell table:style-name="ce7" table:formula="oooc:=1.2*10^[.C108]" office:value-type="float" office:value="1.2E+021">
            <text:p>1,20000E+021</text:p>
          </table:table-cell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,2E+021</text:p>
          </table:table-cell>
          <table:table-cell office:value-type="string">
            <text:p>long jre14</text:p>
          </table:table-cell>
          <table:table-cell/>
          <table:table-cell table:formula="oooc:=IF(ISBLANK([.M108]);[.A108];[.M108])" office:value-type="string" office:string-value="Str 1,2E+021">
            <text:p>Str 1,2E+021</text:p>
          </table:table-cell>
          <table:table-cell table:formula="oooc:=IF(ISBLANK([.O108]);IF(ISERROR([.B108]);&quot;Err:&quot;&amp;ERRORTYPE([.B108])=[.M108];OR([.P108]=[.B108];AND(ISNUMBER([.P108]);ISNUMBER([.B108]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892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4"/>
          <table:table-cell table:number-columns-repeated="243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5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54:03</dc:date>
    <meta:editing-cycles>7</meta:editing-cycles>
    <meta:editing-duration>PT21M38S</meta:editing-duration>
    <meta:user-defined meta:name="Info 1"/>
    <meta:user-defined meta:name="Info 2"/>
    <meta:user-defined meta:name="Info 3"/>
    <meta:user-defined meta:name="Info 4"/>
    <meta:document-statistic meta:table-count="1" meta:cell-count="977"/>
  </office:meta>
</office:document-meta>
</file>